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s —--------------------------------------------------------</text:p>
      <text:p text:style-name="Standard"/>
      <text:p text:style-name="Standard"><text:tab/>User </text:p>
      <text:p text:style-name="Standard"><text:tab/>BlockedUser</text:p>
      <text:p text:style-name="Standard"><text:s text:c="12"/>DirectMessages</text:p>
      <text:p text:style-name="Standard"><text:s text:c="12"/>Community</text:p>
      <text:p text:style-name="Standard"><text:s text:c="12"/>UserInCommunity</text:p>
      <text:p text:style-name="Standard"><text:s text:c="12"/>CommunityView</text:p>
      <text:p text:style-name="Standard"><text:s text:c="12"/>CommunityJoinRequest</text:p>
      <text:p text:style-name="Standard"><text:s text:c="12"/>Post</text:p>
      <text:p text:style-name="Standard"><text:s text:c="12"/>RatingInPost</text:p>
      <text:p text:style-name="Standard"><text:s text:c="12"/>PostView</text:p>
      <text:p text:style-name="Standard"><text:s text:c="12"/>Attachment </text:p>
      <text:p text:style-name="Standard"><text:s text:c="12"/>AttachmentInPost</text:p>
      <text:p text:style-name="Standard"><text:s text:c="12"/>AttachmentInComment</text:p>
      <text:p text:style-name="Standard"><text:s text:c="12"/>Comments</text:p>
      <text:p text:style-name="Standard"><text:s text:c="12"/>RatingInComment</text:p>
      <text:p text:style-name="Standard"/>
      <text:p text:style-name="Standard">Repositories —-------------------------------------------------</text:p>
      <text:p text:style-name="Standard"/>
      <text:p text:style-name="Standard"><text:soft-page-break/>Users</text:p>
      <text:p text:style-name="Standard"><text:tab/>CreateUser(name, mail, password, about, is_private)</text:p>
      <text:p text:style-name="Standard"><text:tab/>GetUser(id_user)</text:p>
      <text:p text:style-name="Standard"><text:tab/>UpdateUser(id_user, name, mail, password, about, is_private)</text:p>
      <text:p text:style-name="Standard"><text:tab/>BanUser(id_user)</text:p>
      <text:p text:style-name="Standard"><text:tab/>DeleteUser(id_user)</text:p>
      <text:p text:style-name="Standard"/>
      <text:p text:style-name="Standard">Blocked_Users</text:p>
      <text:p text:style-name="Standard"><text:tab/>BlockUser(id_user, id_blocked_user)</text:p>
      <text:p text:style-name="Standard"><text:tab/>UnblockUser(id_user, id_blocked_user)</text:p>
      <text:p text:style-name="Standard"><text:s text:c="12"/>GetUsersBlockedBy(id_user)</text:p>
      <text:p text:style-name="Standard"><text:s text:c="12"/>IsUserBlockedBy(id_user, id_user_that_blocked)</text:p>
      <text:p text:style-name="Standard"/>
      <text:p text:style-name="Standard">Direct_Messages <text:s text:c="38"/>// ADD 'is_seen' and 'is_deleted' TO DATABASE !!</text:p>
      <text:p text:style-name="Standard"><text:tab/>SendMessage(id_sender, id_reciever, content, sent_at) <text:s text:c="4"/></text:p>
      <text:p text:style-name="Standard"><text:tab/>GetUnseenMessages(id_user)</text:p>
      <text:p text:style-name="Standard"><text:tab/>GetMessagesFromUser(id_user, id_reciever)</text:p>
      <text:p text:style-name="Standard"><text:tab/>DeleteMessage(id_message)</text:p>
      <text:p text:style-name="Standard"/>
      <text:p text:style-name="Standard">Communities</text:p>
      <text:p text:style-name="Standard"><text:tab/>CreateCommunity(name, description, id_owner, is_private)</text:p>
      <text:p text:style-name="Standard"><text:soft-page-break/><text:tab/>GetCommunity(id_community)</text:p>
      <text:p text:style-name="Standard"><text:tab/>UpdateCommunity((name, description, id_owner, is_private)</text:p>
      <text:p text:style-name="Standard"><text:tab/>BanCommunity(id_community)</text:p>
      <text:p text:style-name="Standard"><text:tab/>UnbanCommunity(id_community)</text:p>
      <text:p text:style-name="Standard"><text:tab/>DeleteCommunity(id_community)</text:p>
      <text:p text:style-name="Standard"/>
      <text:p text:style-name="Standard">User_In_Communities</text:p>
      <text:p text:style-name="Standard"><text:tab/>AddUserToCommunity(id_community, id_user, role)</text:p>
      <text:p text:style-name="Standard"><text:tab/>GetUsersFromCommunity(id_community)</text:p>
      <text:p text:style-name="Standard"><text:tab/>GetCommunitiesFromUser(id_user)</text:p>
      <text:p text:style-name="Standard"><text:tab/>BanUser(id_user, id_community)</text:p>
      <text:p text:style-name="Standard"><text:tab/>UnbanUser(id_community, id_user)</text:p>
      <text:p text:style-name="Standard"><text:tab/>RemoveUserFromCommunity(id_community, id_user)</text:p>
      <text:p text:style-name="Standard"/>
      <text:p text:style-name="Standard">Community_Views</text:p>
      <text:p text:style-name="Standard"><text:tab/>AddViewCount(id_community, id_user)</text:p>
      <text:p text:style-name="Standard"><text:tab/>GetViewsCommunityRecieved(id_community)</text:p>
      <text:p text:style-name="Standard"><text:tab/>GetViewsUserGave(id_user)</text:p>
      <text:p text:style-name="Standard"/>
      <text:p text:style-name="Standard">Community_Join_Requests <text:s text:c="50"/>//ADD 'status' TO DATABASE !!</text:p>
      <text:p text:style-name="Standard"><text:tab/>AddJoinRequest(id_community, id_user)</text:p>
      <text:p text:style-name="Standard"><text:soft-page-break/><text:tab/>UpdateJoinRequest(id_community, id_user, status)</text:p>
      <text:p text:style-name="Standard"/>
      <text:p text:style-name="Standard">Posts <text:s text:c="68"/>//ADD 'updated_at' TO DATABASE !!</text:p>
      <text:p text:style-name="Standard"><text:tab/>AddPost(id_user, id_community, title, description)</text:p>
      <text:p text:style-name="Standard"><text:tab/>GetPost(id_post)</text:p>
      <text:p text:style-name="Standard"><text:s text:c="12"/>GetApprovedPostsInCommunity(id_community)</text:p>
      <text:p text:style-name="Standard"><text:s text:c="12"/>GetPendingPostsInCommunity(id_community)</text:p>
      <text:p text:style-name="Standard"><text:s text:c="12"/>GetRejectedPostsInCommunity(id_community)</text:p>
      <text:p text:style-name="Standard"><text:s text:c="12"/>GetRemovedPostsInCommunity(id_community)</text:p>
      <text:p text:style-name="Standard"><text:s text:c="12"/>GetApprovedPostsByUser(id_user)</text:p>
      <text:p text:style-name="Standard"><text:s text:c="12"/>GetPendingPostsByUser(id_user)</text:p>
      <text:p text:style-name="Standard"><text:s text:c="12"/>GetRejectedPostsByUser(id_user)</text:p>
      <text:p text:style-name="Standard"><text:s text:c="12"/>GetRemovedPostsByUser(id_user)</text:p>
      <text:p text:style-name="Standard"><text:tab/>UpdatePost(id_post, title, description)</text:p>
      <text:p text:style-name="Standard"><text:tab/>ApprovePost(id_post)</text:p>
      <text:p text:style-name="Standard"><text:s text:c="12"/>RejectPost(id_post)</text:p>
      <text:p text:style-name="Standard"><text:s text:c="12"/>RemovePost(id_post)</text:p>
      <text:p text:style-name="Standard"><text:tab/>DeletePost(id_post)</text:p>
      <text:p text:style-name="Standard"/>
      <text:p text:style-name="Standard">Upvotes_In_Posts → Ratings_In_Posts</text:p>
      <text:p text:style-name="Standard"><text:tab/>AddRating(id_post, id_user, is_upvote)</text:p>
      <text:p text:style-name="Standard"><text:soft-page-break/><text:s text:c="12"/>GetRatingsInPost(id_post)</text:p>
      <text:p text:style-name="Standard"><text:s text:c="12"/>HasUserRatedPost(id_post, id_user)</text:p>
      <text:p text:style-name="Standard"><text:tab/>RemoveRating(id_post, id_user)</text:p>
      <text:p text:style-name="Standard"/>
      <text:p text:style-name="Standard">Post_Views</text:p>
      <text:p text:style-name="Standard"><text:tab/>AddViewCount(id_post, id_user)</text:p>
      <text:p text:style-name="Standard"><text:tab/>GetViewsPostRecieved(id_post)</text:p>
      <text:p text:style-name="Standard"><text:tab/>GetViewsUserGave(id_user)</text:p>
      <text:p text:style-name="Standard"/>
      <text:p text:style-name="Standard">Attachments</text:p>
      <text:p text:style-name="Standard"><text:tab/>AddAttachment(type, path)</text:p>
      <text:p text:style-name="Standard"><text:tab/>UpdateAttachment(id, type, path)</text:p>
      <text:p text:style-name="Standard"><text:tab/>DeleteAttachment(id_attachment)</text:p>
      <text:p text:style-name="Standard"/>
      <text:p text:style-name="Standard">Attachments_In_Comments</text:p>
      <text:p text:style-name="Standard"><text:tab/>AddAttachment(id_comment, id_attachment)</text:p>
      <text:p text:style-name="Standard"><text:tab/>GetAttachmentsInComment(id_comment)</text:p>
      <text:p text:style-name="Standard"><text:tab/>UpdateAttachment(id_comment, id_new_attachment)</text:p>
      <text:p text:style-name="Standard"><text:tab/>DeleteAttachment(id_comment, id_attachment)</text:p>
      <text:p text:style-name="Standard"/>
      <text:p text:style-name="Standard">Attachments_In_Posts</text:p>
      <text:p text:style-name="Standard"><text:soft-page-break/><text:tab/>AddAttachment(id_post, id_attachment)</text:p>
      <text:p text:style-name="Standard"><text:tab/>GetAttachmentsInPost(id_post)</text:p>
      <text:p text:style-name="Standard"><text:tab/>UpdateAttachment(id_post, id_new_attachment)</text:p>
      <text:p text:style-name="Standard"><text:tab/>DeleteAttachment(id_post, id_attachment)</text:p>
      <text:p text:style-name="Standard"/>
      <text:p text:style-name="Standard">Comments</text:p>
      <text:p text:style-name="Standard"><text:tab/>AddComment(id_user, id_parent_post, ?id_parent_comment, content)</text:p>
      <text:p text:style-name="Standard"><text:tab/>GetComment(id_comment)</text:p>
      <text:p text:style-name="Standard"><text:tab/>GetCommentsInPost(id_post)</text:p>
      <text:p text:style-name="Standard"><text:tab/>EditComment(id_comment, content)</text:p>
      <text:p text:style-name="Standard"><text:tab/>DeleteComment(id_comment)</text:p>
      <text:p text:style-name="Standard"/>
      <text:p text:style-name="Standard">Upvotes_In_Comments --&gt; Ratings_In_Comments</text:p>
      <text:p text:style-name="Standard"><text:tab/>AddRatingInComment(id_comment, id_user, is_upvote)</text:p>
      <text:p text:style-name="Standard"><text:tab/>GetRatingsInComments(id_comment)</text:p>
      <text:p text:style-name="Standard"/>
      <text:p text:style-name="Standard">Services —-------------------------------------------------------</text:p>
      <text:p text:style-name="Standard"/>
      <text:p text:style-name="Standard"><text:tab/>UploadFile()</text:p>
      <text:p text:style-name="Standard"><text:s text:c="12"/>SubmitPost()</text:p>
      <text:p text:style-name="Standard"><text:s text:c="12"/>SubmitComment()</text:p>
      <text:p text:style-name="Standard"><text:soft-page-break/><text:s text:c="12"/>FetchRecomendedPosts(id_user)</text:p>
      <text:p text:style-name="Standard"><text:s text:c="12"/>FetchPopularPosts(period)</text:p>
      <text:p text:style-name="Standard"><text:s text:c="12"/>FetchPostsFromCommunityByRecent()</text:p>
      <text:p text:style-name="Standard"><text:s text:c="12"/>FetchPostsFromCommunityByPopularity(period)</text:p>
      <text:p text:style-name="Standard"><text:s text:c="12"/>FetchMessages(id_user)</text:p>
      <text:p text:style-name="Standard"/>
      <text:p text:style-name="Standard">Controllers —----------------------------------------------------</text:p>
      <text:p text:style-name="Standard"/>
      <text:p text:style-name="Standard">Views —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13" meta:word-count="197" meta:character-count="4099" meta:non-whitespace-character-count="3386"/>
    <meta:generator>LibreOfficeDev/6.0.5.2$Linux_X86_64 LibreOffice_project/</meta:generator>
  </office:meta>
</office:document-meta>
</file>